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6bfa41"/>
    </style:style>
    <style:style style:name="P2" style:family="paragraph" style:parent-style-name="Standard">
      <style:paragraph-properties fo:text-align="justify" style:justify-single-word="false"/>
      <style:text-properties officeooo:paragraph-rsid="0033ee90"/>
    </style:style>
    <style:style style:name="P3" style:family="paragraph" style:parent-style-name="Standard">
      <style:paragraph-properties fo:text-align="justify" style:justify-single-word="false"/>
      <style:text-properties officeooo:paragraph-rsid="006feba4"/>
    </style:style>
    <style:style style:name="P4" style:family="paragraph" style:parent-style-name="Standard">
      <style:paragraph-properties fo:text-align="justify" style:justify-single-word="false"/>
      <style:text-properties officeooo:paragraph-rsid="007552e1"/>
    </style:style>
    <style:style style:name="P5" style:family="paragraph" style:parent-style-name="Standard">
      <style:paragraph-properties fo:text-align="justify" style:justify-single-word="false"/>
      <style:text-properties officeooo:paragraph-rsid="007e209c"/>
    </style:style>
    <style:style style:name="P6" style:family="paragraph" style:parent-style-name="Standard">
      <style:paragraph-properties fo:text-align="justify" style:justify-single-word="false"/>
      <style:text-properties officeooo:paragraph-rsid="007f3aa6"/>
    </style:style>
    <style:style style:name="P7" style:family="paragraph" style:parent-style-name="Standard">
      <style:paragraph-properties fo:text-align="justify" style:justify-single-word="false"/>
      <style:text-properties officeooo:paragraph-rsid="0085a54f"/>
    </style:style>
    <style:style style:name="P8" style:family="paragraph" style:parent-style-name="Standard">
      <style:paragraph-properties fo:text-align="justify" style:justify-single-word="false"/>
      <style:text-properties officeooo:paragraph-rsid="00687119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63b9dd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8pt" officeooo:paragraph-rsid="00607129" style:font-size-asian="18pt" style:font-size-complex="18pt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18pt" officeooo:paragraph-rsid="0064a0a0" style:font-size-asian="18pt" style:font-size-complex="18pt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24" style:family="paragraph" style:parent-style-name="Standard">
      <style:paragraph-properties fo:text-align="justify" style:justify-single-word="false"/>
      <style:text-properties style:font-name="arial"/>
    </style:style>
    <style:style style:name="P25" style:family="paragraph" style:parent-style-name="Standard">
      <style:paragraph-properties fo:text-align="justify" style:justify-single-word="false"/>
      <style:text-properties style:font-name="arial" officeooo:paragraph-rsid="00622c0c"/>
    </style:style>
    <style:style style:name="P26" style:family="paragraph" style:parent-style-name="Standard">
      <style:paragraph-properties fo:text-align="justify" style:justify-single-word="false"/>
      <style:text-properties style:font-name="arial" officeooo:paragraph-rsid="0064a0a0"/>
    </style:style>
    <style:style style:name="P27" style:family="paragraph" style:parent-style-name="Standard">
      <style:paragraph-properties fo:text-align="justify" style:justify-single-word="false"/>
      <style:text-properties style:font-name="arial" officeooo:paragraph-rsid="0063b9dd"/>
    </style:style>
    <style:style style:name="P28" style:family="paragraph" style:parent-style-name="Standard">
      <style:paragraph-properties fo:text-align="justify" style:justify-single-word="false"/>
      <style:text-properties style:font-name="arial" officeooo:paragraph-rsid="004b2349"/>
    </style:style>
    <style:style style:name="P29" style:family="paragraph" style:parent-style-name="Standard">
      <style:paragraph-properties fo:text-align="justify" style:justify-single-word="false"/>
      <style:text-properties style:font-name="arial" officeooo:paragraph-rsid="00617058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6d1691" officeooo:paragraph-rsid="00210946" style:font-size-asian="12pt" style:font-size-complex="12pt"/>
    </style:style>
    <style:style style:name="P31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32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33" style:family="paragraph" style:parent-style-name="Heading_20_1">
      <style:paragraph-properties fo:text-align="justify" style:justify-single-word="false"/>
      <style:text-properties officeooo:paragraph-rsid="00500d21"/>
    </style:style>
    <style:style style:name="P34" style:family="paragraph" style:parent-style-name="Heading_20_2">
      <style:paragraph-properties fo:text-align="justify" style:justify-single-word="false"/>
      <style:text-properties officeooo:paragraph-rsid="000ea3a0"/>
    </style:style>
    <style:style style:name="P35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P36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37" style:family="paragraph" style:parent-style-name="Standard">
      <style:paragraph-properties fo:text-align="justify" style:justify-single-word="false"/>
      <style:text-properties officeooo:paragraph-rsid="00910c0e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officeooo:rsid="00617058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T8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" style:family="text">
      <style:text-properties fo:color="#000000" style:font-name="arial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2" style:family="text">
      <style:text-properties fo:color="#000000" style:font-name="arial" fo:font-size="12pt" fo:font-weight="normal" officeooo:rsid="006bfa4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" style:family="text">
      <style:text-properties fo:color="#000000" style:font-name="arial" fo:font-size="12pt" fo:font-weight="normal" officeooo:rsid="0033ee9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" style:family="text">
      <style:text-properties fo:color="#000000" style:font-name="arial" fo:font-size="12pt" fo:font-weight="normal" officeooo:rsid="007552e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" style:family="text">
      <style:text-properties fo:color="#000000" style:font-name="arial" fo:font-size="12pt" fo:font-weight="normal" officeooo:rsid="007cfc2f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" style:family="text">
      <style:text-properties fo:color="#000000" style:font-name="arial" fo:font-size="12pt" fo:font-weight="normal" officeooo:rsid="007e209c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7" style:family="text">
      <style:text-properties fo:color="#000000" style:font-name="arial" fo:font-size="12pt" fo:font-weight="normal" officeooo:rsid="007f3aa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8" style:family="text">
      <style:text-properties fo:color="#000000" style:font-name="arial" fo:font-size="12pt" fo:font-weight="normal" officeooo:rsid="00877b8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9" style:family="text">
      <style:text-properties fo:color="#000000" style:font-name="arial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0" style:family="text">
      <style:text-properties fo:color="#000000" style:font-name="arial" fo:font-size="12pt" fo:font-weight="normal" officeooo:rsid="008c291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1" style:family="text">
      <style:text-properties fo:color="#000000" style:font-name="arial" fo:font-size="12pt" fo:font-weight="normal" officeooo:rsid="008d4e0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2" style:family="text">
      <style:text-properties fo:color="#000000" style:font-name="arial" fo:font-size="12pt" fo:font-weight="normal" officeooo:rsid="008ffe1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3" style:family="text">
      <style:text-properties fo:color="#000000" style:font-name="arial" fo:font-size="12pt" fo:font-weight="normal" officeooo:rsid="0085a54f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4" style:family="text">
      <style:text-properties fo:color="#000000" style:font-name="arial" fo:font-size="12pt" fo:font-weight="normal" officeooo:rsid="00910c0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5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26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27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28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29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0" style:family="text">
      <style:text-properties fo:color="#000000" style:font-name="arial" fo:font-size="12pt" fo:font-weight="bold" officeooo:rsid="006bfa4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1" style:family="text">
      <style:text-properties fo:color="#000000" style:font-name="arial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2" style:family="text">
      <style:text-properties fo:color="#000000" style:font-name="arial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3" style:family="text">
      <style:text-properties fo:color="#000000" style:font-name="arial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4" style:family="text">
      <style:text-properties fo:color="#000000" style:font-name="arial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5" style:family="text">
      <style:text-properties fo:color="#000000" style:font-name="arial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6" style:family="text">
      <style:text-properties fo:color="#000000" style:font-name="arial" fo:font-size="12pt" fo:font-weight="bold" officeooo:rsid="0033ee9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7" style:family="text">
      <style:text-properties fo:color="#000000" style:font-name="arial" fo:font-size="12pt" fo:font-weight="bold" officeooo:rsid="006feba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8" style:family="text">
      <style:text-properties fo:color="#000000" style:font-name="arial" fo:font-size="12pt" fo:font-weight="bold" officeooo:rsid="007552e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9" style:family="text">
      <style:text-properties fo:color="#000000" style:font-name="arial" fo:font-size="12pt" fo:font-weight="bold" officeooo:rsid="007e209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0" style:family="text">
      <style:text-properties fo:color="#000000" style:font-name="arial" fo:font-size="12pt" fo:font-weight="bold" officeooo:rsid="007f3aa6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1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2" style:family="text">
      <style:text-properties fo:color="#000000" style:font-name="arial" fo:font-size="12pt" fo:font-weight="bold" officeooo:rsid="0080fd3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3" style:family="text">
      <style:text-properties fo:color="#000000" style:font-name="arial" fo:font-size="12pt" fo:font-weight="bold" officeooo:rsid="001530f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4" style:family="text">
      <style:text-properties fo:color="#000000" style:font-name="arial" fo:font-size="12pt" fo:font-weight="bold" officeooo:rsid="00910c0e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5" style:family="text">
      <style:text-properties fo:color="#000000" style:font-name="arial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46" style:family="text">
      <style:text-properties fo:color="#000000" style:font-name="arial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47" style:family="text">
      <style:text-properties fo:color="#000000" style:font-name="arial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48" style:family="text">
      <style:text-properties fo:color="#000000" style:font-name="arial" fo:font-size="12pt" fo:font-weight="bold" officeooo:rsid="00910c0e" style:font-name-asian="Arial1" style:font-size-asian="12pt" style:font-weight-asian="bold" style:font-name-complex="Arial1" style:font-size-complex="12pt" style:language-complex="pt" style:country-complex="PT"/>
    </style:style>
    <style:style style:name="T49" style:family="text">
      <style:text-properties fo:color="#000000" style:font-name="arial" fo:font-size="12pt" fo:font-weight="bold" officeooo:rsid="0085a54f" style:font-name-asian="Arial1" style:font-size-asian="12pt" style:font-weight-asian="bold" style:font-name-complex="Arial1" style:font-size-complex="12pt" style:language-complex="pt" style:country-complex="PT"/>
    </style:style>
    <style:style style:name="T50" style:family="text">
      <style:text-properties fo:color="#000000" style:font-name="arial" fo:font-size="12pt" fo:font-weight="bold" officeooo:rsid="001530fc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1" style:family="text">
      <style:text-properties fo:color="#000000" style:font-name="arial" fo:font-size="12pt" fo:font-weight="bold" officeooo:rsid="0085a54f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2" style:family="text">
      <style:text-properties fo:color="#000000" style:font-name="arial" fo:font-size="12pt" fo:font-weight="bold" officeooo:rsid="00910c0e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3" style:family="text">
      <style:text-properties fo:color="#000000" style:font-name="arial" fo:font-size="12pt" fo:font-weight="bold" officeooo:rsid="00910c0e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54" style:family="text">
      <style:text-properties fo:color="#000000" style:font-name="arial" fo:font-size="12pt" fo:font-weight="bold" fo:background-color="#ffffff" loext:char-shading-value="0" style:font-size-asian="12pt" style:font-weight-asian="bold" style:font-name-complex="Arial1" style:font-size-complex="12pt" style:language-complex="pt" style:country-complex="PT"/>
    </style:style>
    <style:style style:name="T55" style:family="text"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T56" style:family="text">
      <style:text-properties fo:color="#000000" style:font-name="arial" fo:font-size="12pt" officeooo:rsid="0085a54f" style:font-name-asian="Arial1" style:font-size-asian="12pt" style:font-name-complex="Arial1" style:font-size-complex="12pt" style:language-complex="pt" style:country-complex="PT"/>
    </style:style>
    <style:style style:name="T57" style:family="text">
      <style:text-properties fo:color="#000000" style:font-name="arial" fo:font-size="12pt" fo:background-color="#ffffff" loext:char-shading-value="0" style:font-size-asian="12pt" style:font-name-complex="Arial1" style:font-size-complex="12pt"/>
    </style:style>
    <style:style style:name="T58" style:family="text">
      <style:text-properties fo:color="#000000" style:font-name="arial" style:text-underline-style="solid" style:text-underline-width="auto" style:text-underline-color="font-color"/>
    </style:style>
    <style:style style:name="T59" style:family="text">
      <style:text-properties fo:color="#000000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0" style:family="text">
      <style:text-properties fo:color="#000000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1" style:family="text">
      <style:text-properties fo:color="#000000" fo:font-size="12pt" fo:font-weight="normal" officeooo:rsid="0063b9dd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2" style:family="text">
      <style:text-properties fo:color="#000000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3" style:family="text">
      <style:text-properties fo:color="#000000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4" style:family="text">
      <style:text-properties fo:color="#000000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5" style:family="text">
      <style:text-properties fo:color="#000000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6" style:family="text">
      <style:text-properties fo:color="#000000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7" style:family="text">
      <style:text-properties fo:color="#000000" fo:font-size="12pt" fo:font-weight="normal" officeooo:rsid="0061705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8" style:family="text">
      <style:text-properties fo:color="#000000" fo:font-size="12pt" fo:font-weight="normal" officeooo:rsid="001a814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9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70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1" style:family="text">
      <style:text-properties fo:color="#000000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2" style:family="text">
      <style:text-properties fo:color="#000000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3" style:family="text">
      <style:text-properties fo:color="#000000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4" style:family="text">
      <style:text-properties fo:color="#000000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5" style:family="text">
      <style:text-properties fo:color="#000000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6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7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8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79" style:family="text">
      <style:text-properties fo:color="#000000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80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81" style:family="text">
      <style:text-properties fo:color="#000000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82" style:family="text">
      <style:text-properties fo:color="#000000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83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84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85" style:family="text">
      <style:text-properties fo:color="#000000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86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7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8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9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90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/>
    </style:style>
    <style:style style:name="T91" style:family="text">
      <style:text-properties fo:font-variant="normal" fo:text-transform="none" fo:color="#000000" fo:font-size="12pt" fo:letter-spacing="normal" fo:font-style="normal" fo:font-weight="normal" officeooo:rsid="00673727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2" style:family="text">
      <style:text-properties fo:font-variant="normal" fo:text-transform="none" fo:color="#000000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3" style:family="text">
      <style:text-properties fo:font-variant="normal" fo:text-transform="none" fo:color="#000000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4" style:family="text">
      <style:text-properties fo:font-variant="normal" fo:text-transform="none" fo:color="#000000" fo:font-size="12pt" fo:letter-spacing="normal" fo:font-style="normal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95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name-asian="Arial1" style:font-size-asian="12pt" style:font-name-complex="Arial1" style:font-size-complex="12pt" style:language-complex="pt" style:country-complex="PT"/>
    </style:style>
    <style:style style:name="T96" style:family="text">
      <style:text-properties fo:font-variant="normal" fo:text-transform="none" fo:color="#000000" style:font-name="arial" fo:font-size="12pt" fo:letter-spacing="normal" fo:font-style="normal" fo:font-weight="normal" officeooo:rsid="0085a54f" fo:background-color="#ffffff" loext:char-shading-value="0" style:font-name-asian="Arial1" style:font-size-asian="12pt" style:font-name-complex="Arial1" style:font-size-complex="12pt" style:language-complex="pt" style:country-complex="PT"/>
    </style:style>
    <style:style style:name="T97" style:family="text">
      <style:text-properties fo:font-variant="normal" fo:text-transform="none" fo:color="#000000" style:font-name="arial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98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99" style:family="text">
      <style:text-properties fo:font-variant="normal" fo:text-transform="none" fo:color="#000000" style:font-name="arial" fo:font-size="12pt" fo:letter-spacing="normal" fo:font-style="normal" fo:font-weight="normal" officeooo:rsid="008b2979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100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name-asian="Arial1" style:font-size-asian="12pt" style:font-weight-asian="bold" style:font-name-complex="Arial1" style:font-size-complex="12pt" style:language-complex="pt" style:country-complex="PT"/>
    </style:style>
    <style:style style:name="T101" style:family="text">
      <style:text-properties fo:font-variant="normal" fo:text-transform="none" fo:color="#000000" style:font-name="arial" fo:font-size="12pt" fo:letter-spacing="normal" fo:font-style="normal" fo:font-weight="normal" officeooo:rsid="0085a54f" fo:background-color="#ffffff" loext:char-shading-value="0" style:font-name-asian="Arial1" style:font-size-asian="12pt" style:font-weight-asian="bold" style:font-name-complex="Arial1" style:font-size-complex="12pt" style:language-complex="pt" style:country-complex="PT"/>
    </style:style>
    <style:style style:name="T102" style:family="text">
      <style:text-properties fo:font-variant="normal" fo:text-transform="none" fo:color="#000000" style:font-name="arial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103" style:family="text">
      <style:text-properties fo:font-variant="normal" fo:text-transform="none" fo:color="#000000" style:font-name="arial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104" style:family="text">
      <style:text-properties fo:font-variant="normal" fo:text-transform="none" fo:color="#000000" style:font-name="arial" fo:font-size="12pt" fo:letter-spacing="normal" fo:font-style="normal" fo:font-weight="bold" officeooo:rsid="008b2979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105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106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107" style:family="text">
      <style:text-properties fo:font-variant="normal" fo:text-transform="none" fo:font-size="12pt" fo:letter-spacing="normal" fo:font-style="normal" fo:font-weight="normal" fo:background-color="#ffffff" loext:char-shading-value="0" style:font-name-asian="Arial1" style:font-size-asian="12pt" style:font-weight-asian="bold" style:font-name-complex="Arial1" style:font-size-complex="12pt" style:language-complex="pt" style:country-complex="PT"/>
    </style:style>
    <style:style style:name="T108" style:family="text">
      <style:text-properties fo:font-variant="normal" fo:text-transform="none" fo:font-size="12pt" fo:letter-spacing="normal" fo:font-style="normal" fo:font-weight="normal" officeooo:rsid="0085a54f" fo:background-color="#ffffff" loext:char-shading-value="0" style:font-name-asian="Arial1" style:font-size-asian="12pt" style:font-weight-asian="bold" style:font-name-complex="Arial1" style:font-size-complex="12pt" style:language-complex="pt" style:country-complex="PT"/>
    </style:style>
    <style:style style:name="T109" style:family="text">
      <style:text-properties fo:font-weight="bold" style:font-weight-asian="bold" style:font-name-complex="Arial1" style:language-complex="pt" style:country-complex="PT"/>
    </style:style>
    <style:style style:name="T110" style:family="text">
      <style:text-properties fo:font-weight="bold" officeooo:rsid="00222d90" style:font-weight-asian="bold" style:font-name-complex="Arial1" style:language-complex="pt" style:country-complex="PT"/>
    </style:style>
    <style:style style:name="T111" style:family="text">
      <style:text-properties fo:font-weight="bold" officeooo:rsid="00047fbc" style:font-weight-asian="bold" style:font-name-complex="Arial1" style:language-complex="pt" style:country-complex="PT"/>
    </style:style>
    <style:style style:name="T112" style:family="text">
      <style:text-properties fo:font-weight="bold" officeooo:rsid="000ea3a0" style:font-weight-asian="bold" style:font-name-complex="Arial1" style:language-complex="pt" style:country-complex="PT"/>
    </style:style>
    <style:style style:name="T113" style:family="text">
      <style:text-properties fo:font-weight="bold" officeooo:rsid="00390218" style:font-weight-asian="bold" style:font-name-complex="Arial1" style:language-complex="pt" style:country-complex="PT"/>
    </style:style>
    <style:style style:name="T114" style:family="text">
      <style:text-properties fo:font-weight="bold" style:font-name-asian="Arial1" style:font-weight-asian="bold" style:font-name-complex="Arial1" style:language-complex="pt" style:country-complex="PT"/>
    </style:style>
    <style:style style:name="T115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116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117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118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119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120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121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122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123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124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125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126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127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128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129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130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131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132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133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134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135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136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137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138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139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140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141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142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143" style:family="text">
      <style:text-properties style:font-name-asian="Arial1" style:font-name-complex="Arial1" style:language-complex="pt" style:country-complex="PT"/>
    </style:style>
    <style:style style:name="T144" style:family="text">
      <style:text-properties officeooo:rsid="0013405f" style:font-name-asian="Arial1" style:font-name-complex="Arial1" style:language-complex="pt" style:country-complex="PT"/>
    </style:style>
    <style:style style:name="T145" style:family="text">
      <style:text-properties officeooo:rsid="001a8142" style:font-name-asian="Arial1" style:font-name-complex="Arial1" style:language-complex="pt" style:country-complex="PT"/>
    </style:style>
    <style:style style:name="T146" style:family="text">
      <style:text-properties officeooo:rsid="0017e9c9" style:font-name-asian="Arial1" style:font-name-complex="Arial1" style:language-complex="pt" style:country-complex="PT"/>
    </style:style>
    <style:style style:name="T147" style:family="text">
      <style:text-properties officeooo:rsid="00169323" style:font-name-asian="Arial1" style:font-name-complex="Arial1" style:language-complex="pt" style:country-complex="PT"/>
    </style:style>
    <style:style style:name="T148" style:family="text">
      <style:text-properties officeooo:rsid="001530fc" style:font-name-asian="Arial1" style:font-name-complex="Arial1" style:language-complex="pt" style:country-complex="PT"/>
    </style:style>
    <style:style style:name="T149" style:family="text">
      <style:text-properties style:font-name-asian="Arial1" style:font-name-complex="Arial1" style:language-complex="pt" style:country-complex="PT" style:font-weight-complex="bold"/>
    </style:style>
    <style:style style:name="T150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151" style:family="text">
      <style:text-properties fo:background-color="#ffffff" loext:char-shading-value="0" style:font-name-complex="Arial1"/>
    </style:style>
    <style:style style:name="T152" style:family="text">
      <style:text-properties officeooo:rsid="0013405f" fo:background-color="#ffffff" loext:char-shading-value="0" style:font-name-complex="Arial1"/>
    </style:style>
    <style:style style:name="T153" style:family="text">
      <style:text-properties officeooo:rsid="0017e9c9" fo:background-color="#ffffff" loext:char-shading-value="0" style:font-name-complex="Arial1"/>
    </style:style>
    <style:style style:name="T154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55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56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57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58" style:family="text">
      <style:text-properties fo:font-size="12pt" fo:font-weight="bold" officeooo:rsid="001530f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59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160" style:family="text">
      <style:text-properties fo:font-size="12pt" fo:font-weight="bold" officeooo:rsid="0085a54f" style:font-name-asian="Arial1" style:font-size-asian="12pt" style:font-weight-asian="bold" style:font-name-complex="Arial1" style:font-size-complex="12pt" style:language-complex="pt" style:country-complex="PT"/>
    </style:style>
    <style:style style:name="T161" style:family="text">
      <style:text-properties fo:font-size="12pt" fo:font-weight="bold" officeooo:rsid="0085a54f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62" style:family="text">
      <style:text-properties fo:font-size="12pt" fo:font-weight="bold" officeooo:rsid="001530fc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63" style:family="text">
      <style:text-properties fo:font-size="12pt" fo:font-weight="bold" fo:background-color="#ffffff" loext:char-shading-value="0" style:font-size-asian="12pt" style:font-weight-asian="bold" style:font-name-complex="Arial1" style:font-size-complex="12pt" style:language-complex="pt" style:country-complex="PT"/>
    </style:style>
    <style:style style:name="T164" style:family="text">
      <style:text-properties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5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6" style:family="text">
      <style:text-properties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7" style:family="text">
      <style:text-properties fo:font-size="12pt" fo:font-weight="normal" officeooo:rsid="005d182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8" style:family="text">
      <style:text-properties officeooo:rsid="008c2915"/>
    </style:style>
    <style:style style:name="T169" style:family="text">
      <style:text-properties officeooo:rsid="008e9119"/>
    </style:style>
    <style:style style:name="T170" style:family="text">
      <style:text-properties officeooo:rsid="00910c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João Paulo Hotequil</text:p>
      <text:h text:style-name="P34" text:outline-level="2"><text:span text:style-name="T5">Minha página na web: </text:span><text:a xlink:type="simple" xlink:href="https://hotequil.tech/" text:style-name="Internet_20_link" text:visited-style-name="Visited_20_Internet_20_Link"><text:span text:style-name="T9">https://hotequil.tech</text:span></text:a><text:span text:style-name="T5"> (</text:span><text:span text:style-name="T6">portfólio</text:span><text:span text:style-name="T5">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26">h</text:span></text:a><text:a xlink:type="simple" xlink:href="mailto:joaohotequil@gmail.com" text:style-name="ListLabel_20_12" text:visited-style-name="ListLabel_20_12"><text:span text:style-name="Internet_20_link"><text:span text:style-name="T25">otequil@</text:span></text:span></text:a><text:a xlink:type="simple" xlink:href="mailto:joaohotequil@gmail.com" text:style-name="ListLabel_20_12" text:visited-style-name="ListLabel_20_12"><text:span text:style-name="Internet_20_link"><text:span text:style-name="T27">protonmail</text:span></text:span></text:a><text:a xlink:type="simple" xlink:href="mailto:joaohotequil@gmail.com" text:style-name="ListLabel_20_12" text:visited-style-name="ListLabel_20_12"><text:span text:style-name="Internet_20_link"><text:span text:style-name="T58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1">. </text:span></text:span></text:h>
      <text:h text:style-name="P32" text:outline-level="1"/>
      <text:h text:style-name="P31" text:outline-level="1"><text:span text:style-name="T110">O que eu tenho a dizer</text:span><text:span text:style-name="T109">:</text:span></text:h>
      <text:p text:style-name="P30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curiosas, focadas, que saibam trabalhar em equipe, tenham vontade de aprender e compartilhar conhecimento, também que gostem de achar soluções para resolver diferentes problemas, tendo sempre visão na acessibilidade, responsividade, performance, semântica, usabilidade, inclusão, <text:span text:style-name="T168">testes,</text:span> <text:span text:style-name="T168">segurança, SEO, padrões </text:span><text:span text:style-name="T169">de </text:span><text:span text:style-name="T168">qualidade </text:span>e bom design, e eu trabalho todos os dias para evoluir esses pontos!</text:p>
      <text:p text:style-name="P9"/>
      <text:h text:style-name="P31" text:outline-level="1"><text:span text:style-name="T113">Formações</text:span><text:span text:style-name="T109">:</text:span></text:h>
      <text:h text:style-name="P33" text:outline-level="1"><text:span text:style-name="lt-line-clamp_5f__5f_raw-line"><text:span text:style-name="T102">[fevereiro de </text:span></text:span><text:span text:style-name="lt-line-clamp_5f__5f_raw-line"><text:span text:style-name="T103">2021</text:span></text:span><text:span text:style-name="lt-line-clamp_5f__5f_raw-line"><text:span text:style-name="T102"> – </text:span></text:span><text:span text:style-name="lt-line-clamp_5f__5f_raw-line"><text:span text:style-name="T103">até o momento</text:span></text:span><text:span text:style-name="lt-line-clamp_5f__5f_raw-line"><text:span text:style-name="T102">] </text:span></text:span><text:span text:style-name="lt-line-clamp_5f__5f_raw-line"><text:span text:style-name="T103">FIAP</text:span></text:span><text:span text:style-name="lt-line-clamp_5f__5f_raw-line"><text:span text:style-name="T102"> | </text:span></text:span><text:span text:style-name="lt-line-clamp_5f__5f_raw-line"><text:span text:style-name="T104">Online</text:span></text:span><text:span text:style-name="lt-line-clamp_5f__5f_raw-line"><text:span text:style-name="T102">: </text:span></text:span><text:span text:style-name="lt-line-clamp_5f__5f_raw-line"><text:span text:style-name="T97">estou cursando sistemas de informação </text:span></text:span><text:span text:style-name="lt-line-clamp_5f__5f_raw-line"><text:span text:style-name="T99">(</text:span></text:span><text:span text:style-name="lt-line-clamp_5f__5f_raw-line"><text:span text:style-name="T97">bacharelado</text:span></text:span><text:span text:style-name="lt-line-clamp_5f__5f_raw-line"><text:span text:style-name="T99">)</text:span></text:span><text:span text:style-name="lt-line-clamp_5f__5f_raw-line"><text:span text:style-name="T98">.</text:span></text:span></text:h>
      <text:p text:style-name="P10"><text:span text:style-name="T114">[fevereiro de 2018 – dezembro de 20</text:span><text:span text:style-name="T115">19</text:span><text:span text:style-name="T114">] </text:span><text:span text:style-name="T116">E.E.B. Professor Honório Miranda | Gaspar, Santa Catarina: </text:span><text:span text:style-name="T132">c</text:span><text:span text:style-name="T105">ursei o segundo e terceiro ano do ensino médio.</text:span></text:p>
      <text:p text:style-name="P10"><text:span text:style-name="T114">[fevereiro de 2006 – dezembro de 2017] </text:span><text:span text:style-name="T116">Madre Francisca Lampel | Gaspar, Santa Catarina: </text:span><text:span text:style-name="T132">c</text:span><text:span text:style-name="T106">ursei o ensino fundamental (I e II) e o primeiro ano do ensino médio.</text:span></text:p>
      <text:p text:style-name="P19"/>
      <text:h text:style-name="P36" text:outline-level="1"><text:soft-page-break/><text:span text:style-name="T111">E</text:span><text:span text:style-name="T109">specializações, </text:span><text:span text:style-name="T112">t</text:span><text:span text:style-name="T109">reinamentos e cursos </text:span><text:span text:style-name="T113">(tenho algumas outras certificações que acabei não colocando aqui)</text:span><text:span text:style-name="T109">:</text:span></text:h>
      <text:p text:style-name="P37"><text:span text:style-name="T28">[100% concluído] </text:span><text:span text:style-name="T44">Performa_IT</text:span><text:span text:style-name="T29"> </text:span><text:span text:style-name="T43">(</text:span><text:span text:style-name="T52">1</text:span><text:span text:style-name="T51">.5</text:span><text:span text:style-name="T50"> horas</text:span><text:span text:style-name="T43">)</text:span><text:span text:style-name="T29"> | </text:span><text:span text:style-name="T41">Educação a distância</text:span><text:span text:style-name="T29">:</text:span><text:span text:style-name="T10"> </text:span><text:span text:style-name="T23">feito </text:span><text:span text:style-name="T24">treinamento interno sobre IA no apoio ao desenvolvimento de software.</text:span></text:p>
      <text:p text:style-name="P7"><text:span text:style-name="T28">[100% concluído]</text:span><text:span text:style-name="T55"> </text:span><text:span text:style-name="T29">Udemy </text:span><text:span text:style-name="T43">(</text:span><text:span text:style-name="T51">47.5</text:span><text:span text:style-name="T50"> horas</text:span><text:span text:style-name="T43">)</text:span><text:span text:style-name="T29"> | </text:span><text:span text:style-name="T41">Educação a distância</text:span><text:span text:style-name="T29">:</text:span><text:span text:style-name="T55"> </text:span><text:span text:style-name="T56">feito o curso de </text:span><text:span text:style-name="T95">NodeJS, TypeScript, TDD, DDD, Clean Architecture e SOLID </text:span><text:span text:style-name="T96">do Rodrigo Manguinho</text:span><text:span text:style-name="T57">.</text:span></text:p>
      <text:p text:style-name="P4"><text:span text:style-name="T29">[</text:span><text:span text:style-name="T38">abril</text:span><text:span text:style-name="T29"> de 20</text:span><text:span text:style-name="T37">2</text:span><text:span text:style-name="T38">3</text:span><text:span text:style-name="T29"> – </text:span><text:span text:style-name="T38">abril</text:span><text:span text:style-name="T37"> de 202</text:span><text:span text:style-name="T38">3</text:span><text:span text:style-name="T29">] </text:span><text:span text:style-name="T42">Hackerspace</text:span><text:span text:style-name="T29"> </text:span><text:span text:style-name="T34">(</text:span><text:span text:style-name="T38">8 </text:span><text:span text:style-name="T34">horas)</text:span><text:span text:style-name="T29"> | </text:span><text:span text:style-name="T38">Blumenau</text:span><text:span text:style-name="T29">, Santa Catarina: </text:span><text:span text:style-name="T13">participei do evento </text:span><text:span text:style-name="T14">FLISoL </text:span><text:span text:style-name="T15">feito pela Hackerspace</text:span><text:span text:style-name="T10">.</text:span></text:p>
      <text:p text:style-name="P3"><text:span text:style-name="T29">[</text:span><text:span text:style-name="T36">novembro</text:span><text:span text:style-name="T29"> de 20</text:span><text:span text:style-name="T37">22</text:span><text:span text:style-name="T29"> – </text:span><text:span text:style-name="T36">novembro</text:span><text:span text:style-name="T29"> de 20</text:span><text:span text:style-name="T37">22</text:span><text:span text:style-name="T29">] </text:span><text:span text:style-name="T36">Front in Floripa</text:span><text:span text:style-name="T29"> </text:span><text:span text:style-name="T34">(</text:span><text:span text:style-name="T37">10</text:span><text:span text:style-name="T34"> horas)</text:span><text:span text:style-name="T29"> | </text:span><text:span text:style-name="T36">Florianópolis</text:span><text:span text:style-name="T29">, Santa Catarina: </text:span><text:span text:style-name="T13">participei do evento Front in Floripa</text:span><text:span text:style-name="T10">.</text:span></text:p>
      <text:p text:style-name="P1"><text:span text:style-name="T29">[</text:span><text:span text:style-name="T30">julho</text:span><text:span text:style-name="T29"> de </text:span><text:span text:style-name="T31">202</text:span><text:span text:style-name="T32">2</text:span><text:span text:style-name="T29"> – </text:span><text:span text:style-name="T30">julho</text:span><text:span text:style-name="T29"> de </text:span><text:span text:style-name="T31">202</text:span><text:span text:style-name="T32">2</text:span><text:span text:style-name="T29">] </text:span><text:span text:style-name="T33">Apex</text:span><text:span text:style-name="T29"> </text:span><text:span text:style-name="T34">(</text:span><text:span text:style-name="T35">4</text:span><text:span text:style-name="T34"> horas)</text:span><text:span text:style-name="T29"> | Blumenau, Santa Catarina: </text:span><text:span text:style-name="T11">participei de um workshop sobre </text:span><text:span text:style-name="T12">soft skills</text:span><text:span text:style-name="T10">.</text:span></text:p>
      <text:p text:style-name="P25"><text:span text:style-name="T70">[</text:span><text:span text:style-name="T71">abril</text:span><text:span text:style-name="T70"> de </text:span><text:span text:style-name="T72">202</text:span><text:span text:style-name="T71">2</text:span><text:span text:style-name="T70"> – </text:span><text:span text:style-name="T71">abril</text:span><text:span text:style-name="T70"> de </text:span><text:span text:style-name="T72">202</text:span><text:span text:style-name="T71">2</text:span><text:span text:style-name="T70">] </text:span><text:span text:style-name="T73">Apex</text:span><text:span text:style-name="T70"> </text:span><text:span text:style-name="T74">(</text:span><text:span text:style-name="T75">4</text:span><text:span text:style-name="T74"> horas)</text:span><text:span text:style-name="T70"> | Blumenau, Santa Catarina: </text:span><text:span text:style-name="T60">participei de um workshop sobre </text:span><text:span text:style-name="T61">cultura organizacional das empresas de tecnologia</text:span><text:span text:style-name="T59">.</text:span></text:p>
      <text:p text:style-name="P21"><text:span text:style-name="T154">[</text:span><text:span text:style-name="T155">100% concluído</text:span><text:span text:style-name="T154">] </text:span><text:span text:style-name="T159">TestDome </text:span><text:span text:style-name="T156">| </text:span><text:span text:style-name="T157">Educação a distância</text:span><text:span text:style-name="T156">: </text:span><text:span text:style-name="T165">realizei um treinamento com questões sobre </text:span><text:span text:style-name="T167">Node.js</text:span><text:span text:style-name="T164">.</text:span></text:p>
      <text:p text:style-name="P21"><text:span text:style-name="T154">[</text:span><text:span text:style-name="T155">100% concluído</text:span><text:span text:style-name="T154">] </text:span><text:span text:style-name="T159">TestDome </text:span><text:span text:style-name="T156">| </text:span><text:span text:style-name="T157">Educação a distância</text:span><text:span text:style-name="T156">: </text:span><text:span text:style-name="T165">realizei um treinamento com questões sobre </text:span><text:span text:style-name="T167">JavaScript with jQuery</text:span><text:span text:style-name="T164">.</text:span></text:p>
      <text:p text:style-name="P22"><text:span text:style-name="T154">[</text:span><text:span text:style-name="T155">100% concluído</text:span><text:span text:style-name="T154">] </text:span><text:span text:style-name="T159">TestDome </text:span><text:span text:style-name="T156">| </text:span><text:span text:style-name="T157">Educação a distância</text:span><text:span text:style-name="T156">: </text:span><text:span text:style-name="T165">realizei um treinamento com questões sobre </text:span><text:span text:style-name="T167">Vue.js.</text:span></text:p>
      <text:p text:style-name="P22"><text:span text:style-name="T154">[</text:span><text:span text:style-name="T155">100% concluído</text:span><text:span text:style-name="T154">] </text:span><text:span text:style-name="T159">TestDome </text:span><text:span text:style-name="T156">| </text:span><text:span text:style-name="T157">Educação a distância</text:span><text:span text:style-name="T156">: </text:span><text:span text:style-name="T165">realizei um treinamento com questões sobre </text:span><text:span text:style-name="T166">TypeScript </text:span><text:span text:style-name="T167">e JavaScript.</text:span></text:p>
      <text:p text:style-name="P26"><text:span text:style-name="T69">[</text:span><text:span text:style-name="T78">100% concluído</text:span><text:span text:style-name="T69">] </text:span><text:span text:style-name="T79">TestDome </text:span><text:span text:style-name="T70">| </text:span><text:span text:style-name="T76">Educação a distância</text:span><text:span text:style-name="T70">: </text:span><text:span text:style-name="T62">realizei um treinamento com questões sobre </text:span><text:span text:style-name="T63">Angular e TypeScript.</text:span></text:p>
      <text:p text:style-name="P27"><text:span text:style-name="T69">[</text:span><text:span text:style-name="T78">100% concluído</text:span><text:span text:style-name="T69">] </text:span><text:span text:style-name="T79">TestDome </text:span><text:span text:style-name="T70">| </text:span><text:span text:style-name="T76">Educação a distância</text:span><text:span text:style-name="T70">: </text:span><text:span text:style-name="T62">realizei um treinamento com questões sobre </text:span><text:span text:style-name="T64">JavaScript.</text:span></text:p>
      <text:p text:style-name="P27"><text:span text:style-name="T69">[</text:span><text:span text:style-name="T78">100% concluído</text:span><text:span text:style-name="T69">] </text:span><text:span text:style-name="T79">TestDome </text:span><text:span text:style-name="T70">| </text:span><text:span text:style-name="T76">Educação a distância</text:span><text:span text:style-name="T70">: </text:span><text:span text:style-name="T62">realizei um treinamento com questões sobre Angular.</text:span></text:p>
      <text:p text:style-name="P27"><text:span text:style-name="T69">[</text:span><text:span text:style-name="T78">100% concluído</text:span><text:span text:style-name="T69">] </text:span><text:span text:style-name="T80">EW IT</text:span><text:span text:style-name="T81"> </text:span><text:span text:style-name="T76">(</text:span><text:span text:style-name="T77">16</text:span><text:span text:style-name="T76"> horas)</text:span><text:span text:style-name="T70"> | </text:span><text:span text:style-name="T76">Educação a distância</text:span><text:span text:style-name="T70">: </text:span><text:span text:style-name="T65">completei o curso de NodeJS.</text:span></text:p>
      <text:p text:style-name="P11"><text:span text:style-name="T114">[</text:span><text:span text:style-name="T128">100% concluído</text:span><text:span text:style-name="T114">] </text:span><text:span text:style-name="T129">FIAP – Nano Courses </text:span><text:span text:style-name="T122">(</text:span><text:span text:style-name="T123">60</text:span><text:span text:style-name="T122"> horas)</text:span><text:span text:style-name="T116"> | </text:span><text:span text:style-name="T122">Educação a distância</text:span><text:span text:style-name="T116">: </text:span><text:span text:style-name="T140">concluí </text:span><text:span text:style-name="T142">o </text:span><text:span text:style-name="T140">curso de </text:span><text:span text:style-name="T142">comunicação e semiótica nos Nano Courses.</text:span></text:p>
      <text:p text:style-name="P11"><text:soft-page-break/><text:span text:style-name="T114">[</text:span><text:span text:style-name="T128">100% concluído</text:span><text:span text:style-name="T114">] </text:span><text:span text:style-name="T122">Loiane Groner (28 horas)</text:span><text:span text:style-name="T116"> | </text:span><text:span text:style-name="T122">Educação a distância</text:span><text:span text:style-name="T116">: </text:span><text:span text:style-name="T140">concluí um curso de Angular pela plataforma online da Loiane Groner.</text:span></text:p>
      <text:p text:style-name="P11"><text:span text:style-name="T114">[</text:span><text:span text:style-name="T127">dezembro</text:span><text:span text:style-name="T114"> de </text:span><text:span text:style-name="T127">2020</text:span><text:span text:style-name="T114"> – </text:span><text:span text:style-name="T127">dezembro</text:span><text:span text:style-name="T114"> de </text:span><text:span text:style-name="T127">2020</text:span><text:span text:style-name="T114">] </text:span><text:span text:style-name="T127">Microsoft</text:span><text:span text:style-name="T116"> </text:span><text:span text:style-name="T117">(</text:span><text:span text:style-name="T120">2</text:span><text:span text:style-name="T117"> horas)</text:span><text:span text:style-name="T116"> | Blumenau, Santa Catarina: </text:span><text:span text:style-name="T138">realizei o exame 70-480 da Microsoft na ProWay com perguntas de HTML5, CSS3 e JavaScript, minha pontuação final foi de 909 pontos.</text:span></text:p>
      <text:p text:style-name="P11"><text:span text:style-name="T116">[</text:span><text:span text:style-name="T121">outubro</text:span><text:span text:style-name="T116"> de </text:span><text:span text:style-name="T120">2020</text:span><text:span text:style-name="T116"> – </text:span><text:span text:style-name="T121">outubro</text:span><text:span text:style-name="T116"> de </text:span><text:span text:style-name="T120">2020</text:span><text:span text:style-name="T116">] </text:span><text:span text:style-name="T121">Apex</text:span><text:span text:style-name="T116"> </text:span><text:span text:style-name="T117">(</text:span><text:span text:style-name="T121">3</text:span><text:span text:style-name="T117"> horas)</text:span><text:span text:style-name="T116"> | Blumenau, Santa Catarina: </text:span><text:span text:style-name="T139">participei de um workshop sobre empreendedorismo.</text:span></text:p>
      <text:p text:style-name="P18"><text:span text:style-name="T116">[</text:span><text:span text:style-name="T121">outubro</text:span><text:span text:style-name="T116"> de </text:span><text:span text:style-name="T120">2020</text:span><text:span text:style-name="T116"> – </text:span><text:span text:style-name="T121">outubro</text:span><text:span text:style-name="T116"> de </text:span><text:span text:style-name="T120">2020</text:span><text:span text:style-name="T116">] </text:span><text:span text:style-name="T121">Apex</text:span><text:span text:style-name="T116"> </text:span><text:span text:style-name="T117">(</text:span><text:span text:style-name="T121">3</text:span><text:span text:style-name="T117"> horas)</text:span><text:span text:style-name="T116"> | Blumenau, Santa Catarina: </text:span><text:span text:style-name="T139">participei de um workshop sobre planejamento de carreira</text:span><text:span text:style-name="T131">.</text:span></text:p>
      <text:p text:style-name="P6"><text:span text:style-name="T29">[</text:span><text:span text:style-name="T40">setembro</text:span><text:span text:style-name="T29"> de 20</text:span><text:span text:style-name="T40">20</text:span><text:span text:style-name="T29"> – </text:span><text:span text:style-name="T40">setembro</text:span><text:span text:style-name="T29"> de 20</text:span><text:span text:style-name="T40">20</text:span><text:span text:style-name="T29">] </text:span><text:span text:style-name="T42">DB1 Group</text:span><text:span text:style-name="T29"> </text:span><text:span text:style-name="T34">(</text:span><text:span text:style-name="T37">1</text:span><text:span text:style-name="T40">2</text:span><text:span text:style-name="T34"> horas)</text:span><text:span text:style-name="T29"> | </text:span><text:span text:style-name="T41">Educação a distância</text:span><text:span text:style-name="T29">: </text:span><text:span text:style-name="T13">participei do evento </text:span><text:span text:style-name="T17">do dia do programador chamado de Hey</text:span><text:span text:style-name="T16">Day</text:span><text:span text:style-name="T13"> </text:span><text:span text:style-name="T16">realizado pela </text:span><text:span text:style-name="T17">DB1 Group</text:span><text:span text:style-name="T10">.</text:span></text:p>
      <text:p text:style-name="P5"><text:span text:style-name="T29">[</text:span><text:span text:style-name="T39">dezembro</text:span><text:span text:style-name="T29"> de 2019 – </text:span><text:span text:style-name="T39">dezembro</text:span><text:span text:style-name="T29"> de 2019] </text:span><text:span text:style-name="T42">Hackerspace</text:span><text:span text:style-name="T29"> </text:span><text:span text:style-name="T34">(</text:span><text:span text:style-name="T37">10</text:span><text:span text:style-name="T34"> horas)</text:span><text:span text:style-name="T29"> | </text:span><text:span text:style-name="T39">Blumenau</text:span><text:span text:style-name="T29">, Santa Catarina: </text:span><text:span text:style-name="T13">participei do evento </text:span><text:span text:style-name="T16">Dev Day</text:span><text:span text:style-name="T13"> </text:span><text:span text:style-name="T16">realizado pela Hackerspace</text:span><text:span text:style-name="T10">.</text:span></text:p>
      <text:p text:style-name="P2"><text:span text:style-name="T29">[</text:span><text:span text:style-name="T36">novembro</text:span><text:span text:style-name="T29"> de 2019 – </text:span><text:span text:style-name="T36">novembro</text:span><text:span text:style-name="T29"> de 2019] </text:span><text:span text:style-name="T36">Front in Floripa</text:span><text:span text:style-name="T29"> </text:span><text:span text:style-name="T34">(</text:span><text:span text:style-name="T37">10</text:span><text:span text:style-name="T34"> horas)</text:span><text:span text:style-name="T29"> | </text:span><text:span text:style-name="T36">Florianópolis</text:span><text:span text:style-name="T29">, Santa Catarina: </text:span><text:span text:style-name="T13">participei do evento Front in Floripa</text:span><text:span text:style-name="T10">.</text:span></text:p>
      <text:p text:style-name="P12"><text:span text:style-name="T114">[janeiro de 2019 – junho de 2019]</text:span><text:span text:style-name="T143"> </text:span><text:span text:style-name="T116">Apex </text:span><text:span text:style-name="T117">(180 horas)</text:span><text:span text:style-name="T116"> | Blumenau, Santa Catarina: </text:span><text:span text:style-name="T132">t</text:span><text:span text:style-name="T131">reinamento de alta performance de desenvolvimento e programação </text:span><text:span text:style-name="T133">f</text:span><text:span text:style-name="T131">ront-end </text:span><text:span text:style-name="T134">usando</text:span><text:span text:style-name="T131"> HTML5, CSS3 </text:span><text:span text:style-name="T135">(SASS e SCSS)</text:span><text:span text:style-name="T131">, JavaScript, TypeScript, testes, Angular 6, ReactJS, VueJS, Git </text:span><text:span text:style-name="T134">e </text:span><text:span text:style-name="T131">GitHub, </text:span><text:span text:style-name="T134">W</text:span><text:span text:style-name="T131">ebpack </text:span><text:span text:style-name="T134">e</text:span><text:span text:style-name="T131"> Gulp.</text:span></text:p>
      <text:p text:style-name="P12"><text:span text:style-name="T114">[dezembro de 2018 - dezembro de 2018]</text:span><text:span text:style-name="T143"> </text:span><text:span text:style-name="T116">Apex </text:span><text:span text:style-name="T117">(16 horas)</text:span><text:span text:style-name="T116"> | Blumenau, Santa Catarina: </text:span><text:span text:style-name="T132">tr</text:span><text:span text:style-name="T131">einamento de alta performance de </text:span><text:span text:style-name="T136">l</text:span><text:span text:style-name="T131">ógica de </text:span><text:span text:style-name="T136">p</text:span><text:span text:style-name="T131">rogramação </text:span><text:span text:style-name="T137">sobre</text:span><text:span text:style-name="T131"> boas práticas, manipulação de textos, criação de objetos, armazenamento de dados em listas e tópicos avançados </text:span><text:span text:style-name="T136">da linguagem</text:span><text:span text:style-name="T131">.</text:span></text:p>
      <text:p text:style-name="P13"><text:span text:style-name="T114">[dezembro de 2018 - dezembro de 2018]</text:span><text:span text:style-name="T143"> </text:span><text:span text:style-name="T116">Apex </text:span><text:span text:style-name="T117">(16 horas)</text:span><text:span text:style-name="T116"> | Blumenau, Santa Catarina: </text:span><text:span text:style-name="T132">t</text:span><text:span text:style-name="T131">reinamento</text:span><text:span text:style-name="T143"> de alta performance de </text:span><text:span text:style-name="T144">b</text:span><text:span text:style-name="T143">anco de </text:span><text:span text:style-name="T144">d</text:span><text:span text:style-name="T143">ados </text:span><text:span text:style-name="T144">sobre</text:span><text:span text:style-name="T143"> </text:span><text:span text:style-name="T151">instalação, configuração, conceitos básicos, comandos para manipulação de tabelas, texto </text:span><text:span text:style-name="T152">e</text:span><text:span text:style-name="T151"> data, operadores, </text:span><text:span text:style-name="T152">funções </text:span><text:span text:style-name="T151">básicas </text:span><text:span text:style-name="T152">e intermediárias</text:span><text:span text:style-name="T151">, normalização de dados, relacionamento entre tabelas, </text:span><text:span text:style-name="T152">unificação de </text:span><text:span text:style-name="T151">tabelas, realização de consultas, criação de views, indexação de tabelas, backup d</text:span><text:span text:style-name="T152">e</text:span><text:span text:style-name="T151"> dados e restaura</text:span><text:span text:style-name="T152">ção</text:span><text:span text:style-name="T151"> </text:span><text:span text:style-name="T152">d</text:span><text:span text:style-name="T151">as informações da base através do backup</text:span><text:span text:style-name="T143">.</text:span></text:p>
      <text:p text:style-name="P14"><text:span text:style-name="T114">[100% concluído]</text:span><text:span text:style-name="T143"> </text:span><text:span text:style-name="T116">Udemy </text:span><text:span text:style-name="T118">(</text:span><text:span text:style-name="T130">54 horas</text:span><text:span text:style-name="T118">)</text:span><text:span text:style-name="T116"> | </text:span><text:span text:style-name="T122">Educação a distância</text:span><text:span text:style-name="T116">:</text:span><text:span text:style-name="T143"> </text:span><text:span text:style-name="T145">t</text:span><text:span text:style-name="T143">reinamento básico de desenvolvimento e programação </text:span><text:span text:style-name="T146">f</text:span><text:span text:style-name="T143">ront-end </text:span><text:span text:style-name="T146">utilizando</text:span><text:span text:style-name="T143"> </text:span><text:span text:style-name="T151">HTML5, CSS3 </text:span><text:span text:style-name="T153">e</text:span><text:span text:style-name="T151"> J</text:span><text:span text:style-name="T153">ava</text:span><text:span text:style-name="T151">S</text:span><text:span text:style-name="T153">cript</text:span><text:span text:style-name="T151"> e</text:span><text:span text:style-name="T153">m cinco</text:span><text:span text:style-name="T151"> </text:span><text:span text:style-name="T153">p</text:span><text:span text:style-name="T151">rojetos.</text:span></text:p>
      <text:p text:style-name="P14"><text:soft-page-break/><text:span text:style-name="T114">[100% concluído]</text:span><text:span text:style-name="T143"> </text:span><text:span text:style-name="T116">Udemy </text:span><text:span text:style-name="T119">(10 horas)</text:span><text:span text:style-name="T116"> | </text:span><text:span text:style-name="T122">Educação a distância</text:span><text:span text:style-name="T116">:</text:span><text:span text:style-name="T143"> </text:span><text:span text:style-name="T145">t</text:span><text:span text:style-name="T143">reinamento básico de inglês </text:span><text:span text:style-name="T147">sobre</text:span><text:span text:style-name="T143"> </text:span><text:span text:style-name="T147">metodologia </text:span><text:span text:style-name="T143">para ser fluente.</text:span><text:bookmark text:name="_GoBack"/></text:p>
      <text:p text:style-name="P15"><text:span text:style-name="T114">[setembro de 2018 – fevereiro de 2019]</text:span><text:span text:style-name="T143"> </text:span><text:span text:style-name="T116">Instituto Mix </text:span><text:span text:style-name="T118">(96 horas)</text:span><text:span text:style-name="T116"> | Gaspar, Santa Catarina:</text:span><text:span text:style-name="T143"> </text:span><text:span text:style-name="T132">t</text:span><text:span text:style-name="T131">reinamento</text:span><text:span text:style-name="T143"> básico de </text:span><text:span text:style-name="T148">m</text:span><text:span text:style-name="T143">ontagem e </text:span><text:span text:style-name="T148">m</text:span><text:span text:style-name="T143">anutenção </text:span><text:span text:style-name="T148">de</text:span><text:span text:style-name="T143"> hardware e redes.</text:span></text:p>
      <text:p text:style-name="P15"><text:span text:style-name="T114">[maio de 2017 – outubro de 2018]</text:span><text:span text:style-name="T143"> </text:span><text:span text:style-name="T116">GERAR </text:span><text:span text:style-name="T118">(1280 horas)</text:span><text:span text:style-name="T116"> | Gaspar e Blumenau, Santa Catarina: </text:span><text:span text:style-name="T132">c</text:span><text:span text:style-name="T131">urso</text:span><text:span text:style-name="T149"> de </text:span><text:span text:style-name="T150">a</text:span><text:span text:style-name="T149">dministração como menor aprendiz.</text:span></text:p>
      <text:p text:style-name="P20"/>
      <text:p text:style-name="P23">Experiência:</text:p>
      <text:p text:style-name="P8"><text:span text:style-name="T28">[</text:span><text:span text:style-name="T45">outubro </text:span><text:span text:style-name="T28">de </text:span><text:span text:style-name="T46">202</text:span><text:span text:style-name="T45">1</text:span><text:span text:style-name="T28"> – </text:span><text:span text:style-name="T45">até o momento</text:span><text:span text:style-name="T28">] </text:span><text:span text:style-name="T47">Desenvolvedor front-end</text:span><text:span text:style-name="T28"> | </text:span><text:span text:style-name="T45">Performa_IT</text:span><text:span text:style-name="T28">: </text:span><text:span text:style-name="T18">c</text:span><text:span text:style-name="T19">omo desenvolvedor front-end eu trabalho em ecommerces, sites de crowdfunding e sistemas em geral. Fiz refatorações de telas para novas tecnologias, integrações com ChatGPT e Pix, funcionalidade de créditos de impacto e outras features. </text:span><text:span text:style-name="T20">Implementei diversas partes do Design System, ajudei na criação de épicos e tarefas, participei dos ritos do Scrum, interagi com QAs e designers. Previni problemas de segurança como injeção de scripts maliciosos, proteção de rotas e </text:span><text:span text:style-name="T21">remoção</text:span><text:span text:style-name="T20"> variáveis no escopo global. Adicionei pipelines para minificação de arquivos e melhorei a arquitetura de projetos. </text:span><text:span text:style-name="T19">Utilizo as tecnologias: React, Angular, AngularJS, NextJS, JavaScript, TypeScript, jQuery, Storybook, RxJS, HTML, CSS, SASS, Material Design, Bootstrap, Chakra UI, Git, Bitbucket, NPM, Yarn, </text:span><text:span text:style-name="T22">Gulp,</text:span><text:span text:style-name="T19"> GraphQL e NodeJS. Dou o meu máximo para entregar com a maior qualidade possível, gerando resultado e fazendo a diferença. Gosto de estar preocupado com a experiência dos usuários, sou aberto dando opiniões e questionando para entender o problema. Sempre através de trocas de ideias, soluções e revisões de códigos (pull requests), viso ajudar e auxiliar meus colegas de equipe, </text:span><text:span text:style-name="T20">apenas assim aprendemos juntos e melhoramos os produtos</text:span><text:span text:style-name="T19">.</text:span></text:p>
      <text:p text:style-name="P28"><text:span text:style-name="T69">[</text:span><text:span text:style-name="T83">janeiro</text:span><text:span text:style-name="T69"> de </text:span><text:span text:style-name="T83">2020</text:span><text:span text:style-name="T69"> – </text:span><text:span text:style-name="T82">setembro de 2021</text:span><text:span text:style-name="T69">] </text:span><text:span text:style-name="T84">Desenvolvedor front-end</text:span><text:span text:style-name="T69"> | </text:span><text:span text:style-name="T84">Velow </text:span><text:span text:style-name="T85">Sistemas</text:span><text:span text:style-name="T69">: </text:span><text:span text:style-name="T91">t</text:span><text:span text:style-name="T92">rabalh</text:span><text:span text:style-name="T93">ei </text:span><text:span text:style-name="T92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66">.</text:span></text:p>
      <text:p text:style-name="P16"><text:span text:style-name="T114">[maio de </text:span><text:span text:style-name="T125">2019</text:span><text:span text:style-name="T114"> – </text:span><text:span text:style-name="T124">dezembro de 2019</text:span><text:span text:style-name="T114">] </text:span><text:span text:style-name="T125">Estagiário de programação</text:span><text:span text:style-name="T114"> | </text:span><text:span text:style-name="T125">Velow </text:span><text:span text:style-name="T126">Sistemas</text:span><text:span text:style-name="T114">: </text:span><text:span text:style-name="T132">a</text:span><text:span text:style-name="T131">tuei como estagiário de programação </text:span><text:span text:style-name="T141">no time de front-end</text:span><text:span text:style-name="T131">, </text:span><text:span text:style-name="T141">após isso </text:span><text:span text:style-name="T131">consegui ser efetivado.</text:span></text:p>
      <text:p text:style-name="P29"><text:span text:style-name="T86">[</text:span><text:span text:style-name="T87">novembro</text:span><text:span text:style-name="T86"> de </text:span><text:span text:style-name="T88">201</text:span><text:span text:style-name="T87">8</text:span><text:span text:style-name="T86"> – </text:span><text:span text:style-name="T87">abril</text:span><text:span text:style-name="T89"> de 2019</text:span><text:span text:style-name="T86">] </text:span><text:span text:style-name="T87">Técnico de informática</text:span><text:span text:style-name="T86"> | </text:span><text:span text:style-name="T94">Autônomo</text:span><text:span text:style-name="T86">: </text:span><text:span text:style-name="T67">comecei a fazer manutenção em computadores e atender clientes</text:span><text:span text:style-name="T59">.</text:span></text:p>
      <text:p text:style-name="P17"><text:soft-page-break/><text:span text:style-name="T114">[maio de 2017 – outubro de 2018] Auxiliar de TI | Fazzenda Park Hotel: </text:span><text:span text:style-name="T132">e</text:span><text:span text:style-name="T131">u era um menor aprendiz, com 14 anos, tive muitas responsabilidades e ordens de serviço para fazer, ganhei muita experiência na parte de suporte.</text:span></text:p>
      <text:p text:style-name="P24"><text:span text:style-name="T69">[junho de 2016 – janeiro de 2017] </text:span><text:span text:style-name="T90">Locutor</text:span><text:span text:style-name="T69"> | Rádio Sentinela do Vale: </text:span><text:span text:style-name="T68">t</text:span><text:span text:style-name="T59">rabalhei com meu potencial de comunicação na rádio, apresentava um programa de entretenimento, chamado Variedades, junto de um coleg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28</meta:editing-cycles>
    <meta:print-date>2019-02-01T12:54:00</meta:print-date>
    <meta:creation-date>2018-01-13T12:08:00</meta:creation-date>
    <dc:date>2023-08-28T08:36:34.738794625</dc:date>
    <meta:editing-duration>PT11H8M30S</meta:editing-duration>
    <meta:generator>LibreOffice/6.4.7.2$Linux_X86_64 LibreOffice_project/40$Build-2</meta:generator>
    <meta:document-statistic meta:table-count="0" meta:image-count="0" meta:object-count="0" meta:page-count="5" meta:paragraph-count="45" meta:word-count="1311" meta:character-count="8775" meta:non-whitespace-character-count="74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